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70302" officeooo:paragraph-rsid="006b0b83"/>
    </style:style>
    <style:style style:name="P2" style:family="paragraph" style:parent-style-name="Standard">
      <style:text-properties officeooo:rsid="00370302" officeooo:paragraph-rsid="008b790c"/>
    </style:style>
    <style:style style:name="P3" style:family="paragraph" style:parent-style-name="Standard">
      <style:text-properties officeooo:rsid="00370302" officeooo:paragraph-rsid="009d7e13"/>
    </style:style>
    <style:style style:name="P4" style:family="paragraph" style:parent-style-name="Standard">
      <style:text-properties officeooo:rsid="002f65e5" officeooo:paragraph-rsid="003343dc"/>
    </style:style>
    <style:style style:name="P5" style:family="paragraph" style:parent-style-name="Standard">
      <style:text-properties fo:font-weight="bold" officeooo:rsid="007f08e2" officeooo:paragraph-rsid="006b0b83" style:font-weight-asian="bold" style:font-weight-complex="bold"/>
    </style:style>
    <style:style style:name="P6" style:family="paragraph" style:parent-style-name="Standard">
      <style:text-properties fo:font-weight="bold" officeooo:rsid="006ac381" officeooo:paragraph-rsid="0086914a" style:font-weight-asian="bold" style:font-weight-complex="bold"/>
    </style:style>
    <style:style style:name="P7" style:family="paragraph" style:parent-style-name="Standard">
      <style:text-properties fo:font-weight="bold" officeooo:rsid="007a77f9" officeooo:paragraph-rsid="007a77f9" style:font-weight-asian="bold" style:font-weight-complex="bold"/>
    </style:style>
    <style:style style:name="P8" style:family="paragraph" style:parent-style-name="Standard">
      <style:text-properties fo:font-weight="bold" officeooo:rsid="00290d26" officeooo:paragraph-rsid="00290d26" style:font-weight-asian="bold" style:font-weight-complex="bold"/>
    </style:style>
    <style:style style:name="P9" style:family="paragraph" style:parent-style-name="Standard">
      <style:text-properties fo:font-weight="bold" officeooo:rsid="00428ebe" officeooo:paragraph-rsid="0043bd7f" style:font-weight-asian="bold" style:font-weight-complex="bold"/>
    </style:style>
    <style:style style:name="P10" style:family="paragraph" style:parent-style-name="Standard">
      <style:text-properties fo:font-weight="bold" officeooo:rsid="0051836c" officeooo:paragraph-rsid="0051836c" style:font-weight-asian="bold" style:font-weight-complex="bold"/>
    </style:style>
    <style:style style:name="P11" style:family="paragraph" style:parent-style-name="Standard">
      <style:text-properties fo:font-weight="bold" officeooo:rsid="00684b09" officeooo:paragraph-rsid="00684b09" style:font-weight-asian="bold" style:font-weight-complex="bold"/>
    </style:style>
    <style:style style:name="P12" style:family="paragraph" style:parent-style-name="Standard">
      <style:text-properties fo:font-weight="bold" officeooo:rsid="001ab251" officeooo:paragraph-rsid="001ab251" style:font-weight-asian="bold" style:font-weight-complex="bold"/>
    </style:style>
    <style:style style:name="P13" style:family="paragraph" style:parent-style-name="Standard">
      <style:text-properties fo:font-weight="normal" officeooo:rsid="00684b09" officeooo:paragraph-rsid="008f83b7" style:font-weight-asian="normal" style:font-weight-complex="normal"/>
    </style:style>
    <style:style style:name="P14" style:family="paragraph" style:parent-style-name="Standard">
      <style:text-properties fo:font-weight="normal" officeooo:rsid="00684b09" officeooo:paragraph-rsid="0086914a" style:font-weight-asian="normal" style:font-weight-complex="normal"/>
    </style:style>
    <style:style style:name="P15" style:family="paragraph" style:parent-style-name="Standard">
      <style:text-properties fo:font-weight="normal" officeooo:rsid="0051836c" officeooo:paragraph-rsid="0051836c" style:font-weight-asian="normal" style:font-weight-complex="normal"/>
    </style:style>
    <style:style style:name="P16" style:family="paragraph" style:parent-style-name="Standard">
      <style:text-properties fo:font-weight="normal" officeooo:rsid="002aee52" officeooo:paragraph-rsid="002aee52" style:font-weight-asian="normal" style:font-weight-complex="normal"/>
    </style:style>
    <style:style style:name="P17" style:family="paragraph" style:parent-style-name="Standard">
      <style:text-properties fo:font-weight="normal" officeooo:rsid="003f79ba" officeooo:paragraph-rsid="003f79ba" style:font-weight-asian="normal" style:font-weight-complex="normal"/>
    </style:style>
    <style:style style:name="P18" style:family="paragraph" style:parent-style-name="Standard">
      <style:text-properties fo:font-weight="normal" officeooo:rsid="00428ebe" officeooo:paragraph-rsid="0043bd7f" style:font-weight-asian="normal" style:font-weight-complex="normal"/>
    </style:style>
    <style:style style:name="P19" style:family="paragraph" style:parent-style-name="Standard">
      <style:text-properties fo:font-weight="normal" officeooo:rsid="00a31354" officeooo:paragraph-rsid="00a31354" style:font-weight-asian="normal" style:font-weight-complex="normal"/>
    </style:style>
    <style:style style:name="P20" style:family="paragraph" style:parent-style-name="Standard">
      <style:text-properties officeooo:rsid="0043bd7f" officeooo:paragraph-rsid="0043bd7f"/>
    </style:style>
    <style:style style:name="P21" style:family="paragraph" style:parent-style-name="Standard">
      <style:text-properties officeooo:rsid="0043bd7f" officeooo:paragraph-rsid="00684b09"/>
    </style:style>
    <style:style style:name="P22" style:family="paragraph" style:parent-style-name="Standard">
      <style:text-properties officeooo:rsid="0043bd7f" officeooo:paragraph-rsid="0086914a"/>
    </style:style>
    <style:style style:name="P23" style:family="paragraph" style:parent-style-name="Standard">
      <style:text-properties officeooo:rsid="00669aa0" officeooo:paragraph-rsid="00669aa0"/>
    </style:style>
    <style:style style:name="P24" style:family="paragraph" style:parent-style-name="Standard">
      <style:text-properties officeooo:rsid="0087e6c9" officeooo:paragraph-rsid="0087e6c9"/>
    </style:style>
    <style:style style:name="P25" style:family="paragraph" style:parent-style-name="Standard">
      <style:text-properties officeooo:rsid="006f48ac" officeooo:paragraph-rsid="006b0b83"/>
    </style:style>
    <style:style style:name="P26" style:family="paragraph" style:parent-style-name="Standard">
      <style:text-properties officeooo:rsid="0044e58b" officeooo:paragraph-rsid="008b790c"/>
    </style:style>
    <style:style style:name="P27" style:family="paragraph" style:parent-style-name="Standard">
      <style:text-properties officeooo:rsid="0050d26f" officeooo:paragraph-rsid="008b790c"/>
    </style:style>
    <style:style style:name="P28" style:family="paragraph" style:parent-style-name="Standard">
      <style:text-properties officeooo:rsid="0046191b" officeooo:paragraph-rsid="008b790c"/>
    </style:style>
    <style:style style:name="P29" style:family="paragraph" style:parent-style-name="Standard">
      <style:text-properties officeooo:rsid="0047f658" officeooo:paragraph-rsid="008b790c"/>
    </style:style>
    <style:style style:name="P30" style:family="paragraph" style:parent-style-name="Standard">
      <style:text-properties officeooo:rsid="001a2d06" officeooo:paragraph-rsid="001a2d06"/>
    </style:style>
    <style:style style:name="P31" style:family="paragraph" style:parent-style-name="Standard">
      <style:text-properties officeooo:rsid="001a2d06" officeooo:paragraph-rsid="003f79ba"/>
    </style:style>
    <style:style style:name="P32" style:family="paragraph" style:parent-style-name="Standard">
      <style:text-properties officeooo:rsid="001ab251" officeooo:paragraph-rsid="001ab251"/>
    </style:style>
    <style:style style:name="P33" style:family="paragraph" style:parent-style-name="Standard">
      <style:text-properties officeooo:rsid="001c5615" officeooo:paragraph-rsid="001ab251"/>
    </style:style>
    <style:style style:name="P34" style:family="paragraph" style:parent-style-name="Standard">
      <style:text-properties officeooo:rsid="0023ae0b" officeooo:paragraph-rsid="005df519"/>
    </style:style>
    <style:style style:name="P35" style:family="paragraph" style:parent-style-name="Standard">
      <style:text-properties officeooo:rsid="0023ae0b" officeooo:paragraph-rsid="005aee4c"/>
    </style:style>
    <style:style style:name="P36" style:family="paragraph" style:parent-style-name="Standard">
      <style:text-properties officeooo:rsid="002c34b0" officeooo:paragraph-rsid="002c34b0"/>
    </style:style>
    <style:style style:name="P37" style:family="paragraph" style:parent-style-name="Standard">
      <style:text-properties officeooo:rsid="005a180e" officeooo:paragraph-rsid="00594d28"/>
    </style:style>
    <style:style style:name="P38" style:family="paragraph" style:parent-style-name="Standard">
      <style:text-properties officeooo:rsid="005c54d9" officeooo:paragraph-rsid="005c54d9"/>
    </style:style>
    <style:style style:name="P39" style:family="paragraph" style:parent-style-name="Standard">
      <style:text-properties officeooo:rsid="005aee4c" officeooo:paragraph-rsid="005c54d9"/>
    </style:style>
    <style:style style:name="P40" style:family="paragraph" style:parent-style-name="Standard">
      <style:text-properties officeooo:rsid="0079d08e" officeooo:paragraph-rsid="0079d08e"/>
    </style:style>
    <style:style style:name="P41" style:family="paragraph" style:parent-style-name="Standard">
      <style:text-properties officeooo:rsid="00256d6c" officeooo:paragraph-rsid="00256d6c"/>
    </style:style>
    <style:style style:name="P42" style:family="paragraph" style:parent-style-name="Standard">
      <style:text-properties officeooo:rsid="0093a5dc" officeooo:paragraph-rsid="0093a5dc"/>
    </style:style>
    <style:style style:name="P43" style:family="paragraph" style:parent-style-name="Standard">
      <style:text-properties officeooo:rsid="00911935" officeooo:paragraph-rsid="00911935"/>
    </style:style>
    <style:style style:name="P44" style:family="paragraph" style:parent-style-name="Standard">
      <style:text-properties fo:font-weight="normal" officeooo:rsid="00a16c5c" officeooo:paragraph-rsid="00a5a913" style:font-weight-asian="normal" style:font-weight-complex="normal"/>
    </style:style>
    <style:style style:name="P45" style:family="paragraph" style:parent-style-name="Standard">
      <style:text-properties fo:font-weight="normal" officeooo:rsid="00684b09" officeooo:paragraph-rsid="00684b09" style:font-weight-asian="normal" style:font-weight-complex="normal"/>
    </style:style>
    <style:style style:name="P46" style:family="paragraph" style:parent-style-name="Standard">
      <style:text-properties fo:font-weight="normal" officeooo:rsid="00a5f028" officeooo:paragraph-rsid="00a70575" style:font-weight-asian="normal" style:font-weight-complex="normal"/>
    </style:style>
    <style:style style:name="P47" style:family="paragraph" style:parent-style-name="Standard">
      <style:text-properties fo:font-weight="bold" officeooo:rsid="00a5f028" officeooo:paragraph-rsid="00a5f028" style:font-weight-asian="bold" style:font-weight-complex="bold"/>
    </style:style>
    <style:style style:name="P48" style:family="paragraph" style:parent-style-name="Standard">
      <style:text-properties fo:font-weight="bold" officeooo:rsid="00a70575" officeooo:paragraph-rsid="00a7057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2818e" style:font-weight-asian="bold" style:font-weight-complex="bold"/>
    </style:style>
    <style:style style:name="T3" style:family="text">
      <style:text-properties officeooo:rsid="002d9eca"/>
    </style:style>
    <style:style style:name="T4" style:family="text">
      <style:text-properties officeooo:rsid="00456fd8"/>
    </style:style>
    <style:style style:name="T5" style:family="text">
      <style:text-properties officeooo:rsid="004c4e9a"/>
    </style:style>
    <style:style style:name="T6" style:family="text">
      <style:text-properties officeooo:rsid="004fec45"/>
    </style:style>
    <style:style style:name="T7" style:family="text">
      <style:text-properties officeooo:rsid="005c54d9"/>
    </style:style>
    <style:style style:name="T8" style:family="text">
      <style:text-properties officeooo:rsid="006909b8"/>
    </style:style>
    <style:style style:name="T9" style:family="text">
      <style:text-properties officeooo:rsid="00934c0b"/>
    </style:style>
    <style:style style:name="T10" style:family="text">
      <style:text-properties officeooo:rsid="003cf2d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9d10d6" style:font-weight-asian="normal" style:font-weight-complex="normal"/>
    </style:style>
    <style:style style:name="T13" style:family="text">
      <style:text-properties officeooo:rsid="00a5a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site, </text:span><text:span text:style-name="T2">linkedin</text:span></text:p>
      <text:p text:style-name="P2"/>
      <text:p text:style-name="P27">back to control my website with digitalocean</text:p>
      <text:p text:style-name="P26">send to search when click logo</text:p>
      <text:p text:style-name="P26">remove main image from /about, use other image instead of current prop-passer <text:span text:style-name="T4">for about side link</text:span></text:p>
      <text:p text:style-name="P28">same background for pages</text:p>
      <text:p text:style-name="P29">separte link for video? and jsx from the single page app(remove old makrdown editor)</text:p>
      <text:p text:style-name="P26"><text:span text:style-name="T5">remove unecessary parts from main list and write code for home</text:span> <text:span text:style-name="T6">and separate code from it</text:span></text:p>
      <text:p text:style-name="P43">markdown <text:span text:style-name="T9">height</text:span></text:p>
      <text:p text:style-name="P3"><text:span text:style-name="T11">react-easy-md </text:span><text:span text:style-name="T12">example</text:span><text:span text:style-name="T10"> for the website</text:span></text:p>
      <text:p text:style-name="P42">Emoji for /markdown and blog page?</text:p>
      <text:p text:style-name="P30"/>
      <text:p text:style-name="P12">YARN</text:p>
      <text:p text:style-name="P30"/>
      <text:p text:style-name="P30"><text:a xlink:type="simple" xlink:href="https://yarnpkg.com/en/docs/install#debian-stable" text:style-name="Internet_20_link" text:visited-style-name="Visited_20_Internet_20_Link">Yarn</text:a></text:p>
      <text:p text:style-name="P30"/>
      <text:p text:style-name="P32"><text:span text:style-name="T1">C</text:span> </text:p>
      <text:p text:style-name="P33"/>
      <text:p text:style-name="P34"><text:a xlink:type="simple" xlink:href="https://www.google.com/search?q=the+c+programming+language" text:style-name="Internet_20_link" text:visited-style-name="Visited_20_Internet_20_Link">The C Programming Lanugage</text:a></text:p>
      <text:p text:style-name="P35"/>
      <text:p text:style-name="P32"><text:a xlink:type="simple" xlink:href="http://cslibrary.stanford.edu/101/EssentialC.pdf" text:style-name="Internet_20_link" text:visited-style-name="Visited_20_Internet_20_Link">EssentialC</text:a>,</text:p>
      <text:p text:style-name="P36"><text:a xlink:type="simple" xlink:href="http://cslibrary.stanford.edu/102/PointersAndMemory.pdf" text:style-name="Internet_20_link" text:visited-style-name="Visited_20_Internet_20_Link">Pointers </text:a><text:a xlink:type="simple" xlink:href="http://cslibrary.stanford.edu/102/PointersAndMemory.pdf" text:style-name="Internet_20_link" text:visited-style-name="Visited_20_Internet_20_Link"><text:span text:style-name="T3">and ownership</text:span></text:a><text:span text:style-name="T3">,</text:span></text:p>
      <text:p text:style-name="P37"/>
      <text:p text:style-name="P38"><text:a xlink:type="simple" xlink:href="https://github.com/angrave/SystemProgramming/wiki/C-Programming,-Part-1:-Introduction" text:style-name="Internet_20_link" text:visited-style-name="Visited_20_Internet_20_Link">github</text:a>,</text:p>
      <text:p text:style-name="P39"><text:a xlink:type="simple" xlink:href="https://devdocs.io/c/" text:style-name="Internet_20_link" text:visited-style-name="Visited_20_Internet_20_Link">documenta</text:a><text:a xlink:type="simple" xlink:href="https://devdocs.io/c/" text:style-name="Internet_20_link" text:visited-style-name="Visited_20_Internet_20_Link"><text:span text:style-name="T7">tion</text:span></text:a></text:p>
      <text:p text:style-name="P39"/>
      <text:p text:style-name="P23"><text:a xlink:type="simple" xlink:href="https://www.programmingsimplified.com/c-program-examples" text:style-name="Internet_20_link" text:visited-style-name="Visited_20_Internet_20_Link">examples</text:a></text:p>
      <text:p text:style-name="P24"><text:a xlink:type="simple" xlink:href="https://www.programiz.com/c-programming/c-recursion" text:style-name="Internet_20_link" text:visited-style-name="Visited_20_Internet_20_Link">other exmaples</text:a></text:p>
      <text:p text:style-name="P23"/>
      <text:p text:style-name="P40"><text:a xlink:type="simple" xlink:href="https://orangehattech.com/cgui" text:style-name="Internet_20_link" text:visited-style-name="Visited_20_Internet_20_Link">desktop</text:a></text:p>
      <text:p text:style-name="P41"/>
      <text:p text:style-name="P8">NODE</text:p>
      <text:p text:style-name="P8"/>
      <text:p text:style-name="P16"><text:a xlink:type="simple" xlink:href="https://medium.com/@nbanzyme/easy-way-to-install-nvm-on-ubuntu-18-04-2cfb19ee5391" text:style-name="Internet_20_link" text:visited-style-name="Visited_20_Internet_20_Link">Node</text:a></text:p>
      <text:p text:style-name="P17"><text:a xlink:type="simple" xlink:href="https://stackoverflow.com/questions/6456864/why-does-node-js-fs-readfile-return-a-buffer-instead-of-string" text:style-name="Internet_20_link" text:visited-style-name="Visited_20_Internet_20_Link">readfileToString</text:a></text:p>
      <text:p text:style-name="P31"/>
      <text:p text:style-name="P30">&lt;/&gt;</text:p>
      <text:p text:style-name="P30"/>
      <text:p text:style-name="P20">&lt;Posts&gt;</text:p>
      <text:p text:style-name="P20"/>
      <text:p text:style-name="P9">AI</text:p>
      <text:p text:style-name="P9"/>
      <text:p text:style-name="P18"><text:a xlink:type="simple" xlink:href="https://onezero.medium.com/ian-mcewan-on-his-new-novel-and-ethics-in-the-age-of-a-i-f30ec47bac72?source=extreme_sidebar---------1-49----------9d34e48ecf94------------" text:style-name="Internet_20_link" text:visited-style-name="Visited_20_Internet_20_Link">novel</text:a></text:p>
      <text:p text:style-name="P18"/>
      <text:p text:style-name="P10">Python</text:p>
      <text:p text:style-name="P10"/>
      <text:p text:style-name="P15"><text:a xlink:type="simple" xlink:href="https://towardsdatascience.com/pandas-for-football-analysis-42c23b252995" text:style-name="Internet_20_link" text:visited-style-name="Visited_20_Internet_20_Link">pandas</text:a></text:p>
      <text:p text:style-name="P15"/>
      <text:p text:style-name="P6">Hardware</text:p>
      <text:p text:style-name="P22"><text:soft-page-break/></text:p>
      <text:p text:style-name="P14"><text:a xlink:type="simple" xlink:href="https://www.google.com/search?q=computer+hardware+pdf" text:style-name="Internet_20_link" text:visited-style-name="Visited_20_Internet_20_Link">Search</text:a></text:p>
      <text:p text:style-name="P19"><text:a xlink:type="simple" xlink:href="https://www.lifewire.com/computer-hardware-2625895" text:style-name="Internet_20_link" text:visited-style-name="Visited_20_Internet_20_Link">post</text:a></text:p>
      <text:p text:style-name="P44"><text:a xlink:type="simple" xlink:href="https://www.doc-developpement-durable.org/file/Projets-informatiques/cours-&amp;-manuels-informatiques/LeMateriel-Hardware/Introduction%20to%20Computer%20Hardware.pdf" text:style-name="Internet_20_link" text:visited-style-name="Visited_20_Internet_20_Link">pdf</text:a>, <text:a xlink:type="simple" xlink:href="ftp://ftp.ige.unicamp.br/pub/estagio/apostila_de_hardware_i.pdf" text:style-name="Internet_20_link" text:visited-style-name="Visited_20_Internet_20_Link"><text:span text:style-name="T13">other pdf</text:span></text:a><text:span text:style-name="T13"> </text:span></text:p>
      <text:p text:style-name="P15"/>
      <text:p text:style-name="P11">Linux</text:p>
      <text:p text:style-name="P11"/>
      <text:p text:style-name="P13"><text:a xlink:type="simple" xlink:href="http://www.usm.uni-muenchen.de/people/puls/lessons/intro_general/Linux/Linux_for_beginners.pdf" text:style-name="Internet_20_link" text:visited-style-name="Visited_20_Internet_20_Link"><text:span text:style-name="T8">pdf</text:span></text:a></text:p>
      <text:p text:style-name="P45"><text:a xlink:type="simple" xlink:href="http://ftp.wayne.edu/ldp/en/Intro-Linux/Intro-Linux.pdf" text:style-name="Internet_20_link" text:visited-style-name="Visited_20_Internet_20_Link">Linux for beginners</text:a></text:p>
      <text:p text:style-name="P45"/>
      <text:p text:style-name="P47">Shell</text:p>
      <text:p text:style-name="P47"/>
      <text:p text:style-name="P46"><text:a xlink:type="simple" xlink:href="https://linuxhint.com/30_bash_script_examples/" text:style-name="Internet_20_link" text:visited-style-name="Visited_20_Internet_20_Link">examples</text:a></text:p>
      <text:p text:style-name="P48"><text:a xlink:type="simple" xlink:href="https://www.shellscript.sh/" text:style-name="Internet_20_link" text:visited-style-name="Visited_20_Internet_20_Link"><text:span text:style-name="T11">website</text:span></text:a></text:p>
      <text:p text:style-name="P21"/>
      <text:p text:style-name="P20">&lt;/&gt;</text:p>
      <text:p text:style-name="P4"><text:s/></text:p>
      <text:p text:style-name="P1"/>
      <text:p text:style-name="P5"/>
      <text:p text:style-name="P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8:03:01.311386152</meta:creation-date>
    <dc:date>2019-06-05T07:24:43.482943198</dc:date>
    <meta:editing-duration>P4DT12H3M49S</meta:editing-duration>
    <meta:editing-cycles>128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119" meta:character-count="724" meta:non-whitespace-character-count="643"/>
  </office:meta>
</office:document-meta>
</file>